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-width="0.13cm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marker-end-width="0.13cm" draw:fill="none" draw:fill-color="#ffffff" fo:min-height="0.5cm"/>
    </style:style>
    <style:style style:name="gr4" style:family="graphic" style:parent-style-name="standard">
      <style:graphic-properties draw:marker-end-width="0.13cm" draw:fill="solid" draw:fill-color="#dc23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Consolas" style:font-style-name="Regular" style:font-pitch="fixed" fo:font-size="10.5pt" style:font-family-asian="宋体" style:font-style-name-asian="Regular" style:font-pitch-asian="variable" style:font-size-asian="10.5pt" style:font-size-complex="18pt"/>
    </style:style>
    <style:style style:name="P2" style:family="paragraph">
      <style:paragraph-properties fo:text-align="center"/>
      <style:text-properties fo:font-family="宋体" style:font-pitch="variable" fo:font-size="10.5pt" style:font-family-asian="宋体" style:font-pitch-asian="variable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宋体" style:font-pitch="variable" fo:font-size="10.5pt" style:font-family-asian="宋体" style:font-pitch-asian="variable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5cm" svg:height="1cm" svg:x="4.3cm" svg:y="15cm">
          <text:p text:style-name="P1">构造Normalizer对象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5cm" svg:height="1cm" svg:x="10.3cm" svg:y="13.2cm">
          <text:p text:style-name="P1">载入字典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5cm" svg:height="1cm" svg:x="10.3cm" svg:y="11.7cm">
          <text:p text:style-name="P1">构造Segmentor对象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5cm" svg:height="1cm" svg:x="4.3cm" svg:y="17cm">
          <text:p text:style-name="P1">对输入流进行正则化处理</text:p>
          <text:p text:style-name="P1">并输出到临时文件中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5cm" svg:height="1cm" svg:x="10.3cm" svg:y="15.2cm">
          <text:p text:style-name="P1">将输入流切分成句子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5cm" svg:height="1cm" svg:x="10.3cm" svg:y="16.9cm">
          <text:p text:style-name="P1">对句子进行切分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5cm" svg:height="1cm" svg:x="10.3cm" svg:y="18.6cm">
          <text:p text:style-name="P1">输出切分后的句子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.3cm" svg:height="2cm" svg:x="11.4cm" svg:y="20.1cm">
          <text:p text:style-name="P2"><text:span text:style-name="T1">若输入流</text:span></text:p>
          <text:p text:style-name="P2"><text:span text:style-name="T1">抵达末尾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draw:type="line" svg:x1="6.55cm" svg:y1="16cm" svg:x2="6.55cm" svg:y2="17cm" draw:start-shape="id1" draw:end-shape="id2" draw:end-glue-point="0" svg:d="m6550 16000v1000">
          <text:p/>
        </draw:connector>
        <draw:connector draw:style-name="gr2" draw:text-style-name="P3" draw:layer="layout" draw:type="line" svg:x1="12.55cm" svg:y1="14.2cm" svg:x2="12.55cm" svg:y2="15.2cm" draw:start-shape="id3" draw:start-glue-point="2" draw:end-shape="id4" svg:d="m12550 14200v1000">
          <text:p/>
        </draw:connector>
        <draw:connector draw:style-name="gr2" draw:text-style-name="P3" draw:layer="layout" draw:type="line" svg:x1="12.55cm" svg:y1="12.7cm" svg:x2="12.55cm" svg:y2="13.2cm" draw:start-shape="id5" draw:start-glue-point="2" draw:end-shape="id3" draw:end-glue-point="0" svg:d="m12550 12700v500">
          <text:p/>
        </draw:connector>
        <draw:connector draw:style-name="gr2" draw:text-style-name="P3" draw:layer="layout" draw:type="line" svg:x1="12.55cm" svg:y1="16.2cm" svg:x2="12.55cm" svg:y2="16.9cm" draw:start-shape="id4" draw:start-glue-point="2" draw:end-shape="id6" draw:end-glue-point="0" svg:d="m12550 16200v700">
          <text:p/>
        </draw:connector>
        <draw:connector draw:style-name="gr2" draw:text-style-name="P3" draw:layer="layout" draw:type="line" svg:x1="12.55cm" svg:y1="17.9cm" svg:x2="12.55cm" svg:y2="18.6cm" draw:start-shape="id6" draw:start-glue-point="2" draw:end-shape="id7" draw:end-glue-point="0" svg:d="m12550 17900v700">
          <text:p/>
        </draw:connector>
        <draw:connector draw:style-name="gr2" draw:text-style-name="P3" draw:layer="layout" draw:type="line" svg:x1="12.55cm" svg:y1="19.6cm" svg:x2="12.549cm" svg:y2="20.1cm" draw:start-shape="id7" draw:start-glue-point="2" draw:end-shape="id8" draw:end-glue-point="4" svg:d="m12550 19600-1 500">
          <text:p/>
        </draw:connector>
        <draw:connector draw:style-name="gr2" draw:text-style-name="P3" draw:layer="layout" draw:line-skew="-1.099cm" svg:x1="11.4cm" svg:y1="21.099cm" svg:x2="12.506cm" svg:y2="14.726cm" draw:start-shape="id8" draw:start-glue-point="5" svg:d="m11400 21099h-1600v-6373h2706">
          <text:p/>
        </draw:connector>
        <draw:frame draw:style-name="gr3" draw:text-style-name="P4" draw:layer="layout" svg:width="1cm" svg:height="0.75cm" svg:x="10.8cm" svg:y="20.45cm">
          <draw:text-box>
            <text:p text:style-name="P4"><text:span text:style-name="T2">否</text:span></text:p>
          </draw:text-box>
        </draw:frame>
        <draw:custom-shape draw:style-name="gr4" draw:text-style-name="P5" draw:id="id9" draw:layer="layout" svg:width="2cm" svg:height="1cm" svg:x="16.5cm" svg:y="16cm">
          <text:p text:style-name="P3"><text:span text:style-name="T3">结束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-0.102cm 0.399cm" svg:x1="12.549cm" svg:y1="22.1cm" svg:x2="16.5cm" svg:y2="16.499cm" draw:start-shape="id8" draw:start-glue-point="6" draw:end-shape="id9" draw:end-glue-point="6" svg:d="m12549 22100v400h2951v-6001h1000">
          <text:p/>
        </draw:connector>
        <draw:frame draw:style-name="gr3" draw:text-style-name="P4" draw:layer="layout" svg:width="1cm" svg:height="0.75cm" svg:x="12.8cm" svg:y="21.75cm">
          <draw:text-box>
            <text:p text:style-name="P4"><text:span text:style-name="T2">是</text:span></text:p>
          </draw:text-box>
        </draw:frame>
        <draw:connector draw:style-name="gr2" draw:text-style-name="P3" draw:layer="layout" draw:line-skew="0cm -0.25cm" svg:x1="6.55cm" svg:y1="18cm" svg:x2="12.55cm" svg:y2="11.7cm" draw:start-shape="id2" draw:start-glue-point="2" draw:end-shape="id5" draw:end-glue-point="0" svg:d="m6550 18000v501h2750v-7302h3250v501">
          <text:p/>
        </draw:connector>
        <draw:custom-shape draw:style-name="gr4" draw:text-style-name="P5" draw:id="id10" draw:layer="layout" svg:width="2cm" svg:height="1cm" svg:x="1.3cm" svg:y="16cm">
          <text:p text:style-name="P3"><text:span text:style-name="T3">开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line-skew="0cm 3.001cm" svg:x1="2.299cm" svg:y1="17cm" svg:x2="6.55cm" svg:y2="15cm" draw:start-shape="id10" draw:start-glue-point="8" draw:end-shape="id1" draw:end-glue-point="0" svg:d="m2299 17000v502h1501v-3003h2750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30T15:14:04</meta:creation-date>
    <dc:date>2009-12-30T19:24:24</dc:date>
    <meta:editing-duration>PT03H55M10S</meta:editing-duration>
    <meta:editing-cycles>1</meta:editing-cycles>
    <meta:document-statistic meta:object-count="22"/>
    <meta:generator>OpenOffice.org/3.1$Linux OpenOffice.org_project/310m19$Build-9420</meta:generator>
  </office:meta>
</office:document-meta>
</file>